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Grafana is a great tool for visualizing your Prometheus data. In this lesson, we demonstrate the process of installing Grafana and configuring it to pull metrics from a Prometheus server.</text:p>
      <text:h text:style-name="Heading_20_4" text:outline-level="4"><text:bookmark text:name="relevant-documentation"/>Relevant Documentation</text:h>
      <text:list xml:id="list3303435426" text:style-name="L2">
        <text:list-item>
          <text:p text:style-name="P2"><text:a xlink:type="simple" xlink:href="https://grafana.com/docs/grafana/latest/installation/debian/" text:style-name="Internet_20_link" text:visited-style-name="Visited_20_Internet_20_Link">Install on Debian or Ubuntu</text:a></text:p>
        </text:list-item>
      </text:list>
      <text:h text:style-name="Heading_20_4" text:outline-level="4"><text:bookmark text:name="lesson-reference"/>Lesson Reference</text:h>
      <text:p text:style-name="Text_20_body">Create a Grafana server.</text:p>
      <text:p text:style-name="Text_20_body">Recommended cloud playground settings:</text:p>
      <text:list xml:id="list3924643749" text:style-name="L3">
        <text:list-item>
          <text:p text:style-name="P6">Distribution: <text:span text:style-name="Emphasis">Ubuntu 18.04 Bionic Beaver LTS</text:span></text:p>
        </text:list-item>
        <text:list-item>
          <text:p text:style-name="P6">Size: <text:span text:style-name="Emphasis">Small</text:span></text:p>
        </text:list-item>
        <text:list-item>
          <text:p text:style-name="P3">Tag: <text:span text:style-name="Emphasis">Grafana</text:span></text:p>
        </text:list-item>
      </text:list>
      <text:p text:style-name="Text_20_body">Log in to your new server.</text:p>
      <text:p text:style-name="Text_20_body">Install some required packages:</text:p>
      <text:p text:style-name="P7"><text:span text:style-name="Source_20_Text">sudo apt-get install -y apt-transport-https software-properties-common wget</text:span></text:p>
      <text:p text:style-name="Text_20_body">Add the GPG key for the Grafana OSS repository, and then add the repository:</text:p>
      <text:p text:style-name="P7"><text:span text:style-name="Source_20_Text">wget -q -O - https://packages.grafana.com/gpg.key | sudo apt-key add -</text:span></text:p>
      <text:p text:style-name="P7"><text:span text:style-name="Source_20_Text">sudo add-apt-repository "deb https://packages.grafana.com/oss/deb stable main"</text:span></text:p>
      <text:p text:style-name="Text_20_body">Install the Grafana package:</text:p>
      <text:p text:style-name="P7"><text:span text:style-name="Source_20_Text">sudo apt-get update</text:span></text:p>
      <text:p text:style-name="P7"><text:span text:style-name="Source_20_Text">sudo apt-get install grafana=6.6.2</text:span></text:p>
      <text:p text:style-name="Text_20_body">Enable and start the <text:span text:style-name="Source_20_Text">grafana-server</text:span> service:</text:p>
      <text:p text:style-name="P7"><text:span text:style-name="Source_20_Text">sudo systemctl enable grafana-server</text:span></text:p>
      <text:p text:style-name="P7"><text:span text:style-name="Source_20_Text">sudo systemctl start grafana-server</text:span></text:p>
      <text:p text:style-name="Text_20_body">Make sure the service is in the <text:span text:style-name="Source_20_Text">Active (running)</text:span> state:</text:p>
      <text:p text:style-name="P7"><text:span text:style-name="Source_20_Text">sudo systemctl status grafana-server</text:span></text:p>
      <text:p text:style-name="Text_20_body">You can also verify Grafana is working by accessing it in a web browser at <text:span text:style-name="Source_20_Text">http://&lt;GRAFANA_SERVER_PUBLIC_IP&gt;:3000</text:span>.</text:p>
      <text:p text:style-name="Text_20_body">Log in to Grafana with the username <text:span text:style-name="Source_20_Text">admin</text:span> and password <text:span text:style-name="Source_20_Text">admin</text:span>.</text:p>
      <text:p text:style-name="Text_20_body">Reset the password when prompted.</text:p>
      <text:p text:style-name="Text_20_body">Click <text:span text:style-name="Source_20_Text">Add data source</text:span>.</text:p>
      <text:p text:style-name="Text_20_body">Select <text:span text:style-name="Source_20_Text">Prometheus</text:span>.</text:p>
      <text:p text:style-name="Text_20_body">For the <text:span text:style-name="Source_20_Text">URL</text:span>, enter <text:span text:style-name="Source_20_Text">http://&lt;PROMETHEUS_SERVER_PRIVATE_IP&gt;:9090</text:span>. Be sure to supply the unique private IP address of your Prometheus server.</text:p>
      <text:p text:style-name="Text_20_body"><text:soft-page-break/>Click <text:span text:style-name="Source_20_Text">Save &amp; Test</text:span>. You should see a banner that says <text:span text:style-name="Source_20_Text">Data source is working</text:span>.</text:p>
      <text:p text:style-name="Text_20_body">Test your setup by running a query to get some Prometheus data. Click the <text:span text:style-name="Source_20_Text">Explore</text:span> icon on the left.</text:p>
      <text:p text:style-name="Text_20_body">In the PromQL Query input, enter a simple query, such as <text:span text:style-name="Source_20_Text">up</text:span>.</text:p>
      <text:p text:style-name="Text_20_body">Execute the query. You should see some data appea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07:12:07.750796348</meta:creation-date>
    <dc:date>2020-11-17T07:16:52.955826097</dc:date>
    <meta:editing-duration>PT4M4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258" meta:character-count="1699" meta:non-whitespace-character-count="1478"/>
  </office:meta>
</office:document-meta>
</file>